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color="#800000" fo:font-weight="normal" style:font-weight-asian="normal" style:font-weight-complex="normal"/>
    </style:style>
    <style:style style:name="P7" style:family="paragraph" style:parent-style-name="Standard" style:list-style-name="L4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6800870" text:style-name="L1">
        <text:list-item>
          <text:p text:style-name="P2">Informações pertinentes a filmes (extraído da ontologia do DBPedia)</text:p>
          <text:p text:style-name="P3">Class Movie</text:p>
        </text:list-item>
      </text:list>
      <text:list xml:id="list958660078" text:style-name="L2">
        <text:list-item>
          <text:list>
            <text:list-item>
              <text:p text:style-name="P4">dbpedia-owl:writer</text:p>
            </text:list-item>
            <text:list-item>
              <text:p text:style-name="P4">dbpprop:books – livros em que foram baseados os filmes.</text:p>
            </text:list-item>
            <text:list-item>
              <text:p text:style-name="P4">dbpprop:country </text:p>
            </text:list-item>
            <text:list-item>
              <text:p text:style-name="P4">dbpprop:genre – gênero do filme – similar(?) a dcterms:subject </text:p>
            </text:list-item>
            <text:list-item>
              <text:p text:style-name="P4">dbpprop:precededBy</text:p>
            </text:list-item>
            <text:list-item>
              <text:p text:style-name="P4">dbpprop:language – língua do filme</text:p>
            </text:list-item>
            <text:list-item>
              <text:p text:style-name="P4">dbpprop:title – título do Filme - <text:s/>similar a foaf:name</text:p>
            </text:list-item>
            <text:list-item>
              <text:p text:style-name="P4">dbpedia-owl:director</text:p>
            </text:list-item>
            <text:list-item>
              <text:p text:style-name="P4">dbpedia-owl:producer – produtores</text:p>
            </text:list-item>
            <text:list-item>
              <text:p text:style-name="P4">dbpedia-owl:starring – estrelas do filme = movie:actor</text:p>
            </text:list-item>
            <text:list-item>
              <text:p text:style-name="P4">rdfs:label – título em diversos idiomas</text:p>
              <text:p text:style-name="P4"/>
            </text:list-item>
          </text:list>
        </text:list-item>
      </text:list>
      <text:list xml:id="list1914300373" text:continue-list="list1376800870" text:style-name="L1">
        <text:list-item>
          <text:p text:style-name="P2">Informações pertinentes a Pessoas (extraídas do Facebook)</text:p>
          <text:p text:style-name="P3">Class Person</text:p>
        </text:list-item>
      </text:list>
      <text:list xml:id="list874314291" text:style-name="L3">
        <text:list-item>
          <text:p text:style-name="P5">user_birthday</text:p>
        </text:list-item>
        <text:list-item>
          <text:p text:style-name="P5">friends_birthday</text:p>
        </text:list-item>
        <text:list-item>
          <text:p text:style-name="P5">user_hometown <text:s/>= dbpedia:birthPlace</text:p>
        </text:list-item>
        <text:list-item>
          <text:p text:style-name="P5">friends_hometown = dbpedia:birthPlace</text:p>
        </text:list-item>
        <text:list-item>
          <text:p text:style-name="P5">user_interests</text:p>
        </text:list-item>
        <text:list-item>
          <text:p text:style-name="P5">friends_interests</text:p>
        </text:list-item>
        <text:list-item>
          <text:p text:style-name="P5">user_likes</text:p>
        </text:list-item>
        <text:list-item>
          <text:p text:style-name="P5">friends_likes</text:p>
        </text:list-item>
        <text:list-item>
          <text:p text:style-name="P5">user_location</text:p>
        </text:list-item>
        <text:list-item>
          <text:p text:style-name="P5">friends_location</text:p>
        </text:list-item>
        <text:list-item>
          <text:p text:style-name="P5">user_relationships</text:p>
        </text:list-item>
        <text:list-item>
          <text:p text:style-name="P5">friends_relationships</text:p>
        </text:list-item>
        <text:list-item>
          <text:p text:style-name="P5">user_relationship_details</text:p>
        </text:list-item>
        <text:list-item>
          <text:p text:style-name="P5">friends_relationship_details</text:p>
        </text:list-item>
        <text:list-item>
          <text:p text:style-name="P5">user_religion_politics</text:p>
        </text:list-item>
        <text:list-item>
          <text:p text:style-name="P5">friends_religion_politics</text:p>
        </text:list-item>
        <text:list-item>
          <text:p text:style-name="P5">user_subscriptions</text:p>
        </text:list-item>
        <text:list-item>
          <text:p text:style-name="P5">friends_subscriptions</text:p>
        </text:list-item>
        <text:list-item>
          <text:p text:style-name="P5">user_videos</text:p>
        </text:list-item>
        <text:list-item>
          <text:p text:style-name="P5">friend_videos</text:p>
          <text:p text:style-name="P6">Pendente: mapear em uma Ontologia ou criar uma nova.</text:p>
        </text:list-item>
      </text:list>
      <text:list xml:id="list654665223" text:continue-list="list1914300373" text:style-name="L1">
        <text:list-item>
          <text:p text:style-name="P2">Regras </text:p>
        </text:list-item>
      </text:list>
      <text:list xml:id="list1365498385" text:style-name="L4">
        <text:list-item>
          <text:p text:style-name="P7">Um filme é relacionado a outro se um é sequência de outro &gt;&gt; ligar com o linkedmb prequel, sequel , etc.</text:p>
        </text:list-item>
        <text:list-item>
          <text:p text:style-name="P7">Quando dois filmes tem o mesmo diretor (starring, director)</text:p>
        </text:list-item>
        <text:list-item>
          <text:p text:style-name="P7">Se dois filmes tem categoria em comum (criminals, e.g.)</text:p>
        </text:list-item>
        <text:list-item>
          <text:p text:style-name="P7"/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42:48</meta:creation-date>
    <meta:generator>LibreOffice/3.5$Linux_x86 LibreOffice_project/350m1$Build-2</meta:generator>
    <dc:date>2014-02-08T18:08:26</dc:date>
    <meta:editing-duration>PT2H5M49S</meta:editing-duration>
    <meta:editing-cycles>22</meta:editing-cycles>
    <dc:creator>Flavio </dc:creator>
    <meta:document-statistic meta:table-count="0" meta:image-count="0" meta:object-count="0" meta:page-count="1" meta:paragraph-count="40" meta:word-count="183" meta:character-count="1255" meta:non-whitespace-character-count="1145"/>
  </office:meta>
</office:document-meta>
</file>